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C1B0000075310710257.png" manifest:media-type="image/png"/>
  <manifest:file-entry manifest:full-path="Pictures/1000020100000C1B000007535D83A5CC.png" manifest:media-type="image/png"/>
  <manifest:file-entry manifest:full-path="Pictures/1000020100000D160000074E336A78B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2.395cm, 5.639cm, 21.69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2.055cm" svg:height="6.732cm" svg:x="1cm" svg:y="1.134cm">
            <draw:image xlink:href="Pictures/1000020100000D160000074E336A78B5.png" xlink:type="simple" xlink:show="embed" xlink:actuate="onLoad">
              <text:p/>
            </draw:image>
          </draw:frame>
          <draw:frame draw:style-name="gr1" draw:text-style-name="P1" draw:layer="layout" svg:width="12.055cm" svg:height="7.287cm" svg:x="1cm" svg:y="8.503cm">
            <draw:image xlink:href="Pictures/1000020100000C1B000007535D83A5CC.png" xlink:type="simple" xlink:show="embed" xlink:actuate="onLoad">
              <text:p/>
            </draw:image>
          </draw:frame>
          <draw:frame draw:style-name="gr2" draw:text-style-name="P1" draw:layer="layout" svg:width="2.411cm" svg:height="2.751cm" svg:x="13.829cm" svg:y="6.483cm">
            <draw:image xlink:href="Pictures/1000020100000C1B0000075310710257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4-08T12:57:00.236642000</dc:date>
    <dc:creator>Ben Haley</dc:creator>
    <meta:editing-duration>PT4M11S</meta:editing-duration>
    <meta:editing-cycles>1</meta:editing-cycles>
    <meta:document-statistic meta:object-count="4"/>
    <meta:generator>LibreOffice/4.3.5.2$MacOSX_X86_64 LibreOffice_project/3a87456aaa6a95c63eea1c1b3201acedf0751bd5</meta:generator>
  </office:meta>
</office:document-meta>
</file>